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pertyLoadingBeanDefinitionParser.shouldGener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pertyLoadingBeanDefinitionParser.doParse( Element element , ParserContext parserContext , BeanDefinitionBuilder bui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